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44cm"/>
    </style:style>
    <style:style style:family="table-column" style:name="co2">
      <style:table-column-properties fo:break-before="auto" style:column-width="6.07cm"/>
    </style:style>
    <style:style style:family="table-column" style:name="co3">
      <style:table-column-properties fo:break-before="auto" style:column-width="4.055cm"/>
    </style:style>
    <style:style style:family="table-column" style:name="co4">
      <style:table-column-properties fo:break-before="auto" style:column-width="2.713cm"/>
    </style:style>
    <style:style style:family="table-column" style:name="co5">
      <style:table-column-properties fo:break-before="auto" style:column-width="0.811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104cm"/>
    </style:style>
    <style:style style:family="table-column" style:name="co8">
      <style:table-column-properties fo:break-before="auto" style:column-width="2.741cm"/>
    </style:style>
    <style:style style:family="table-row" style:name="ro1">
      <style:table-row-properties fo:break-before="auto" style:use-optimal-row-height="false" style:row-height="0.9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26cm"/>
    </style:style>
    <style:style style:family="table" style:name="ta1" style:master-page-name="PageStyle_5f_VT_20_1830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fo:padding="0.071cm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normal" style:use-window-font-color="true" style:font-name-complex="Arial1" style:font-weight-asian="normal" fo:font-size="8pt" style:font-name="Arial1" style:text-underline-style="none" fo:font-weight="normal" fo:text-shadow="none"/>
    </style:style>
    <style:style style:data-style-name="N100"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T 1830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 table:number-columns-repeated="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6" table:default-cell-style-name="Default" table:number-columns-repeated="1014"/>
        <table:table-row table:style-name="ro1">
          <table:table-cell ns41:value-type="string" table:number-rows-spanned="1" table:style-name="TL Title" table:number-columns-spanned="9" office:value-type="string">
            <text:p><text:s/>STAAT VAN BEVOLKING DER NOORDELIJKE PROVINCIEN VAN NEDERLANDEN OP DEN 1 JANUARIJ 1830. In: <text:s/>Jaarboekje van Lobatto (’s-Gravenhage 1831) pp. 121-129.</text:p>
          </table:table-cell>
          <table:covered-table-cell table:style-name="TL Title" table:number-columns-repeated="7"/>
          <table:covered-table-cell table:style-name="ce38"/>
          <table:table-cell table:number-columns-repeated="1015"/>
        </table:table-row>
        <table:table-row table:style-name="ro2">
          <table:table-cell table:number-columns-repeated="4"/>
          <table:table-cell table:style-name="ce25"/>
          <table:table-cell table:number-columns-repeated="1019"/>
        </table:table-row>
        <table:table-row table:style-name="ro3">
          <table:table-cell ns41:value-type="string" table:number-rows-spanned="2" table:style-name="TL RowProperty" table:number-columns-spanned="1" office:value-type="string">
            <text:p>Provinciën</text:p>
          </table:table-cell>
          <table:table-cell ns41:value-type="string" table:number-rows-spanned="2" table:style-name="TL RowProperty" table:number-columns-spanned="1" office:value-type="string">
            <text:p>Steden en gemeenten</text:p>
          </table:table-cell>
          <table:table-cell ns41:value-type="string" table:number-rows-spanned="2" table:style-name="TL RowProperty" table:number-columns-spanned="1" office:value-type="string">
            <text:p>Standaard schrijfwijze</text:p>
          </table:table-cell>
          <table:table-cell ns41:value-type="string" table:number-rows-spanned="2" table:style-name="TL RowProperty" table:number-columns-spanned="1" office:value-type="string">
            <text:p>Gemeente-code</text:p>
          </table:table-cell>
          <table:table-cell table:style-name="ce26"/>
          <table:table-cell ns41:value-type="string" table:number-rows-spanned="1" table:style-name="TL ColHeader" table:number-columns-spanned="2" office:value-type="string">
            <text:p>Aantal zielen</text:p>
          </table:table-cell>
          <table:covered-table-cell table:style-name="ce34"/>
          <table:table-cell ns41:value-type="string" table:number-rows-spanned="2" table:style-name="TL ColHeader" table:number-columns-spanned="1" office:value-type="string">
            <text:p>Totaal van beide geslachten</text:p>
          </table:table-cell>
          <table:table-cell ns41:value-type="string" table:number-rows-spanned="2" table:style-name="TL ColHeader" table:number-columns-spanned="1" office:value-type="string">
            <text:p>Aanmerkingen</text:p>
          </table:table-cell>
          <table:table-cell table:style-name="ce13"/>
          <table:table-cell table:number-columns-repeated="1014"/>
        </table:table-row>
        <table:table-row table:style-name="ro2">
          <table:covered-table-cell table:style-name="ce4"/>
          <table:covered-table-cell table:style-name="TL RowProperty" table:number-columns-repeated="2"/>
          <table:covered-table-cell table:style-name="ce20"/>
          <table:table-cell table:style-name="ce26"/>
          <table:table-cell ns41:value-type="string" table:style-name="TL ColHeader" office:value-type="string">
            <text:p>mannen</text:p>
          </table:table-cell>
          <table:table-cell ns41:value-type="string" table:style-name="TL ColHeader" office:value-type="string">
            <text:p>vrouwen</text:p>
          </table:table-cell>
          <table:covered-table-cell table:style-name="ce12"/>
          <table:covered-table-cell table:style-name="ce20"/>
          <table:table-cell table:number-columns-repeated="1015"/>
        </table:table-row>
        <table:table-row table:style-name="ro2">
          <table:table-cell table:style-name="ce5"/>
          <table:table-cell table:style-name="ce13" table:number-columns-repeated="3"/>
          <table:table-cell table:style-name="ce27"/>
          <table:table-cell table:number-columns-repeated="1019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office:value-type="string">
            <text:p>'s Hertogenbosch</text:p>
          </table:table-cell>
          <table:table-cell ns41:value-type="string" table:style-name="TL RowHeader" office:value-type="string">
            <text:p>'s-Hertogenbosch</text:p>
          </table:table-cell>
          <table:table-cell ns41:value-type="string" table:style-name="TL RowHeader" office:value-type="string">
            <text:p>0796</text:p>
          </table:table-cell>
          <table:table-cell table:style-name="ce24"/>
          <table:table-cell ns41:value-type="float" table:style-name="TL Data" office:value="10424" office:value-type="float">
            <text:p>10424</text:p>
          </table:table-cell>
          <table:table-cell ns41:value-type="float" table:style-name="TL Data" office:value="10065" office:value-type="float">
            <text:p>10065</text:p>
          </table:table-cell>
          <table:table-cell ns41:value-type="float" table:style-name="TL Data" office:value="20489" office:value-type="float">
            <text:p>20489</text:p>
          </table:table-cell>
          <table:table-cell ns41:value-type="string" table:style-name="TL Metadata" office:value-type="string">
            <text:p>Hieronder begrepen 2201 militairen en 691 gevangenen, waarvan 616 mannen en 75 vrouwen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Tilburg</text:p>
          </table:table-cell>
          <table:table-cell ns41:value-type="string" table:style-name="TL RowHeader" office:value-type="string">
            <text:p>0855</text:p>
          </table:table-cell>
          <table:table-cell table:style-name="ce24"/>
          <table:table-cell ns41:value-type="float" table:style-name="TL Data" office:value="5627" office:value-type="float">
            <text:p>5627</text:p>
          </table:table-cell>
          <table:table-cell ns41:value-type="float" table:style-name="TL Data" office:value="6099" office:value-type="float">
            <text:p>6099</text:p>
          </table:table-cell>
          <table:table-cell ns41:value-type="float" table:style-name="TL Data" office:value="11726" office:value-type="float">
            <text:p>11726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Breda</text:p>
          </table:table-cell>
          <table:table-cell ns41:value-type="string" table:style-name="TL RowHeader" office:value-type="string">
            <text:p>0758</text:p>
          </table:table-cell>
          <table:table-cell table:style-name="ce28"/>
          <table:table-cell ns41:value-type="float" table:style-name="TL Data" office:value="6747" office:value-type="float">
            <text:p>6747</text:p>
          </table:table-cell>
          <table:table-cell ns41:value-type="float" table:style-name="TL Data" office:value="6367" office:value-type="float">
            <text:p>6367</text:p>
          </table:table-cell>
          <table:table-cell ns41:value-type="float" table:style-name="TL Data" office:value="13114" office:value-type="float">
            <text:p>13114</text:p>
          </table:table-cell>
          <table:table-cell ns41:value-type="string" table:style-name="TL Metadata" office:value-type="string">
            <text:p>Hieronder 2017 militairen. 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Oosterhout</text:p>
          </table:table-cell>
          <table:table-cell ns41:value-type="string" table:style-name="TL RowHeader" office:value-type="string">
            <text:p>0826</text:p>
          </table:table-cell>
          <table:table-cell table:style-name="ce24"/>
          <table:table-cell ns41:value-type="float" table:style-name="TL Data" office:value="3562" office:value-type="float">
            <text:p>3562</text:p>
          </table:table-cell>
          <table:table-cell ns41:value-type="float" table:style-name="TL Data" office:value="3725" office:value-type="float">
            <text:p>3725</text:p>
          </table:table-cell>
          <table:table-cell ns41:value-type="float" table:style-name="TL Data" office:value="7287" office:value-type="float">
            <text:p>728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Bergen op Zoom</text:p>
          </table:table-cell>
          <table:table-cell ns41:value-type="string" table:style-name="TL RowHeader" office:value-type="string">
            <text:p>0748</text:p>
          </table:table-cell>
          <table:table-cell table:style-name="ce24"/>
          <table:table-cell ns41:value-type="float" table:style-name="TL Data" office:value="3589" office:value-type="float">
            <text:p>3589</text:p>
          </table:table-cell>
          <table:table-cell ns41:value-type="float" table:style-name="TL Data" office:value="3656" office:value-type="float">
            <text:p>3656</text:p>
          </table:table-cell>
          <table:table-cell ns41:value-type="float" table:style-name="TL Data" office:value="7245" office:value-type="float">
            <text:p>7245</text:p>
          </table:table-cell>
          <table:table-cell ns41:value-type="string" table:style-name="TL Metadata" office:value-type="string">
            <text:p>Id. 825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Eindhoven</text:p>
          </table:table-cell>
          <table:table-cell ns41:value-type="string" table:style-name="TL RowHeader" office:value-type="string">
            <text:p>0772</text:p>
          </table:table-cell>
          <table:table-cell table:style-name="ce24"/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506" office:value-type="float">
            <text:p>1506</text:p>
          </table:table-cell>
          <table:table-cell ns41:value-type="float" table:style-name="TL Data" office:value="2996" office:value-type="float">
            <text:p>2996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Grave</text:p>
          </table:table-cell>
          <table:table-cell ns41:value-type="string" table:style-name="TL RowHeader" office:value-type="string">
            <text:p>0786</text:p>
          </table:table-cell>
          <table:table-cell table:style-name="ce24"/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2833" office:value-type="float">
            <text:p>2833</text:p>
          </table:table-cell>
          <table:table-cell ns41:value-type="string" table:style-name="TL Metadata" office:value-type="string">
            <text:p>Id. 513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Heusden</text:p>
          </table:table-cell>
          <table:table-cell ns41:value-type="string" table:style-name="TL RowHeader" office:value-type="string">
            <text:p>0797</text:p>
          </table:table-cell>
          <table:table-cell table:style-name="ce24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1834" office:value-type="float">
            <text:p>1834</text:p>
          </table:table-cell>
          <table:table-cell ns41:value-type="string" table:style-name="TL Metadata" office:value-type="string">
            <text:p>Id. 21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Willemstad</text:p>
          </table:table-cell>
          <table:table-cell ns41:value-type="string" table:style-name="TL RowHeader" office:value-type="string">
            <text:p>0872</text:p>
          </table:table-cell>
          <table:table-cell table:style-name="ce24"/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1867" office:value-type="float">
            <text:p>1867</text:p>
          </table:table-cell>
          <table:table-cell ns41:value-type="string" table:style-name="TL Metadata" office:value-type="string">
            <text:p>Id. 49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Geertruidenberg</text:p>
          </table:table-cell>
          <table:table-cell ns41:value-type="string" table:style-name="TL RowHeader" office:value-type="string">
            <text:p>0779</text:p>
          </table:table-cell>
          <table:table-cell table:style-name="ce24"/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558" office:value-type="float">
            <text:p>1558</text:p>
          </table:table-cell>
          <table:table-cell ns41:value-type="string" table:style-name="TL Metadata" office:value-type="string">
            <text:p>Id. 36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35399" office:value-type="float">
            <text:p>35399</text:p>
          </table:table-cell>
          <table:table-cell ns41:value-type="float" table:style-name="TL Data" office:value="35550" office:value-type="float">
            <text:p>35550</text:p>
          </table:table-cell>
          <table:table-cell ns41:value-type="float" table:style-name="TL Data" office:value="70949" office:value-type="float">
            <text:p>7094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137791" office:value-type="float">
            <text:p>137791</text:p>
          </table:table-cell>
          <table:table-cell ns41:value-type="float" table:style-name="TL Data" office:value="140151" office:value-type="float">
            <text:p>140151</text:p>
          </table:table-cell>
          <table:table-cell ns41:value-type="float" table:style-name="TL Data" office:value="277942" office:value-type="float">
            <text:p>27794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Braband</text:p>
          </table:table-cell>
          <table:table-cell ns41:value-type="string" table:style-name="TL RowHeader" office:value-type="string">
            <text:p>Totaal der provincie [Noord-Braband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173190" office:value-type="float">
            <text:p>173190</text:p>
          </table:table-cell>
          <table:table-cell ns41:value-type="float" table:style-name="TL Data" office:value="175701" office:value-type="float">
            <text:p>175701</text:p>
          </table:table-cell>
          <table:table-cell ns41:value-type="float" table:style-name="TL Data" office:value="348891" office:value-type="float">
            <text:p>34889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Nijmegen</text:p>
          </table:table-cell>
          <table:table-cell ns41:value-type="string" table:style-name="TL RowHeader" office:value-type="string">
            <text:p>0268</text:p>
          </table:table-cell>
          <table:table-cell table:style-name="ce24"/>
          <table:table-cell ns41:value-type="float" table:style-name="TL Data" office:value="8402" office:value-type="float">
            <text:p>8402</text:p>
          </table:table-cell>
          <table:table-cell ns41:value-type="float" table:style-name="TL Data" office:value="9332" office:value-type="float">
            <text:p>9332</text:p>
          </table:table-cell>
          <table:table-cell ns41:value-type="float" table:style-name="TL Data" office:value="17734" office:value-type="float">
            <text:p>17734</text:p>
          </table:table-cell>
          <table:table-cell ns41:value-type="string" table:style-name="TL Metadata" office:value-type="string">
            <text:p>Hierond. 907 mil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Arnhem</text:p>
          </table:table-cell>
          <table:table-cell ns41:value-type="string" table:style-name="TL RowHeader" office:value-type="string">
            <text:p>0202</text:p>
          </table:table-cell>
          <table:table-cell table:style-name="ce24"/>
          <table:table-cell ns41:value-type="float" table:style-name="TL Data" office:value="7194" office:value-type="float">
            <text:p>7194</text:p>
          </table:table-cell>
          <table:table-cell ns41:value-type="float" table:style-name="TL Data" office:value="7315" office:value-type="float">
            <text:p>7315</text:p>
          </table:table-cell>
          <table:table-cell ns41:value-type="float" table:style-name="TL Data" office:value="14509" office:value-type="float">
            <text:p>14509</text:p>
          </table:table-cell>
          <table:table-cell ns41:value-type="string" table:style-name="TL Metadata" office:value-type="string">
            <text:p>Id. 1026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Zutphen</text:p>
          </table:table-cell>
          <table:table-cell ns41:value-type="string" table:style-name="TL RowHeader" office:value-type="string">
            <text:p>0301</text:p>
          </table:table-cell>
          <table:table-cell table:style-name="ce24"/>
          <table:table-cell ns41:value-type="float" table:style-name="TL Data" office:value="4803" office:value-type="float">
            <text:p>4803</text:p>
          </table:table-cell>
          <table:table-cell ns41:value-type="float" table:style-name="TL Data" office:value="5401" office:value-type="float">
            <text:p>5401</text:p>
          </table:table-cell>
          <table:table-cell ns41:value-type="float" table:style-name="TL Data" office:value="10204" office:value-type="float">
            <text:p>10204</text:p>
          </table:table-cell>
          <table:table-cell ns41:value-type="string" table:style-name="TL Metadata" office:value-type="string">
            <text:p>Id. 294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Nijkerk</text:p>
          </table:table-cell>
          <table:table-cell ns41:value-type="string" table:style-name="TL RowHeader" office:value-type="string">
            <text:p>0267</text:p>
          </table:table-cell>
          <table:table-cell table:style-name="ce24"/>
          <table:table-cell ns41:value-type="float" table:style-name="TL Data" office:value="3064" office:value-type="float">
            <text:p>3064</text:p>
          </table:table-cell>
          <table:table-cell ns41:value-type="float" table:style-name="TL Data" office:value="3166" office:value-type="float">
            <text:p>3166</text:p>
          </table:table-cell>
          <table:table-cell ns41:value-type="float" table:style-name="TL Data" office:value="6230" office:value-type="float">
            <text:p>6230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Harderwijk</text:p>
          </table:table-cell>
          <table:table-cell ns41:value-type="string" table:style-name="TL RowHeader" office:value-type="string">
            <text:p>0243</text:p>
          </table:table-cell>
          <table:table-cell table:style-name="ce24"/>
          <table:table-cell ns41:value-type="float" table:style-name="TL Data" office:value="2321" office:value-type="float">
            <text:p>2321</text:p>
          </table:table-cell>
          <table:table-cell ns41:value-type="float" table:style-name="TL Data" office:value="2508" office:value-type="float">
            <text:p>2508</text:p>
          </table:table-cell>
          <table:table-cell ns41:value-type="float" table:style-name="TL Data" office:value="4829" office:value-type="float">
            <text:p>4829</text:p>
          </table:table-cell>
          <table:table-cell ns41:value-type="string" table:style-name="TL Metadata" office:value-type="string">
            <text:p>Id. 622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office:value-type="string">
            <text:p>Thiel</text:p>
          </table:table-cell>
          <table:table-cell ns41:value-type="string" table:style-name="TL RowHeader" office:value-type="string">
            <text:p>Tiel</text:p>
          </table:table-cell>
          <table:table-cell ns41:value-type="string" table:style-name="TL RowHeader" office:value-type="string">
            <text:p>0281</text:p>
          </table:table-cell>
          <table:table-cell table:style-name="ce24"/>
          <table:table-cell ns41:value-type="float" table:style-name="TL Data" office:value="2353" office:value-type="float">
            <text:p>2353</text:p>
          </table:table-cell>
          <table:table-cell ns41:value-type="float" table:style-name="TL Data" office:value="2423" office:value-type="float">
            <text:p>2423</text:p>
          </table:table-cell>
          <table:table-cell ns41:value-type="float" table:style-name="TL Data" office:value="4776" office:value-type="float">
            <text:p>4776</text:p>
          </table:table-cell>
          <table:table-cell ns41:value-type="string" table:style-name="TL Metadata" office:value-type="string">
            <text:p>Id. 142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office:value-type="string">
            <text:p>Culenborg</text:p>
          </table:table-cell>
          <table:table-cell ns41:value-type="string" table:style-name="TL RowHeader" office:value-type="string">
            <text:p>Culemborg</text:p>
          </table:table-cell>
          <table:table-cell ns41:value-type="string" table:style-name="TL RowHeader" office:value-type="string">
            <text:p>0216</text:p>
          </table:table-cell>
          <table:table-cell table:style-name="ce24"/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4299" office:value-type="float">
            <text:p>429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Wageningen</text:p>
          </table:table-cell>
          <table:table-cell ns41:value-type="string" table:style-name="TL RowHeader" office:value-type="string">
            <text:p>0289</text:p>
          </table:table-cell>
          <table:table-cell table:style-name="ce24"/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3454" office:value-type="float">
            <text:p>345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Zaltbommel</text:p>
          </table:table-cell>
          <table:table-cell ns41:value-type="string" table:style-name="TL RowHeader" office:value-type="string">
            <text:p>0297</text:p>
          </table:table-cell>
          <table:table-cell table:style-name="ce24"/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3261" office:value-type="float">
            <text:p>3261</text:p>
          </table:table-cell>
          <table:table-cell ns41:value-type="string" table:style-name="TL Metadata" office:value-type="string">
            <text:p>Id. 144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Doesburg</text:p>
          </table:table-cell>
          <table:table-cell ns41:value-type="string" table:style-name="TL RowHeader" office:value-type="string">
            <text:p>0221</text:p>
          </table:table-cell>
          <table:table-cell table:style-name="ce24"/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1650" office:value-type="float">
            <text:p>1650</text:p>
          </table:table-cell>
          <table:table-cell ns41:value-type="float" table:style-name="TL Data" office:value="3255" office:value-type="float">
            <text:p>3255</text:p>
          </table:table-cell>
          <table:table-cell ns41:value-type="string" table:style-name="TL Metadata" office:value-type="string">
            <text:p>Id. 225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Elburg</text:p>
          </table:table-cell>
          <table:table-cell ns41:value-type="string" table:style-name="TL RowHeader" office:value-type="string">
            <text:p>0230</text:p>
          </table:table-cell>
          <table:table-cell table:style-name="ce24"/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2174" office:value-type="float">
            <text:p>217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Groenlo</text:p>
          </table:table-cell>
          <table:table-cell ns41:value-type="string" table:style-name="TL RowHeader" office:value-type="string">
            <text:p>0240</text:p>
          </table:table-cell>
          <table:table-cell table:style-name="ce24"/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2149" office:value-type="float">
            <text:p>214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Hattem</text:p>
          </table:table-cell>
          <table:table-cell ns41:value-type="string" table:style-name="TL RowHeader" office:value-type="string">
            <text:p>0244</text:p>
          </table:table-cell>
          <table:table-cell table:style-name="ce24"/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2128" office:value-type="float">
            <text:p>212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Lochem</text:p>
          </table:table-cell>
          <table:table-cell ns41:value-type="string" table:style-name="TL RowHeader" office:value-type="string">
            <text:p>0262</text:p>
          </table:table-cell>
          <table:table-cell table:style-name="ce24"/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788" office:value-type="float">
            <text:p>178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office:value-type="string">
            <text:p>Doetichem</text:p>
          </table:table-cell>
          <table:table-cell ns41:value-type="string" table:style-name="TL RowHeader" office:value-type="string">
            <text:p>Stad-Doetinchem </text:p>
          </table:table-cell>
          <table:table-cell ns41:value-type="string" table:style-name="TL RowHeader" office:value-type="string">
            <text:p>1190</text:p>
          </table:table-cell>
          <table:table-cell table:style-name="ce24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685" office:value-type="float">
            <text:p>168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39807" office:value-type="float">
            <text:p>39807</text:p>
          </table:table-cell>
          <table:table-cell ns41:value-type="float" table:style-name="TL Data" office:value="42668" office:value-type="float">
            <text:p>42668</text:p>
          </table:table-cell>
          <table:table-cell ns41:value-type="float" table:style-name="TL Data" office:value="82475" office:value-type="float">
            <text:p>8247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115502" office:value-type="float">
            <text:p>115502</text:p>
          </table:table-cell>
          <table:table-cell ns41:value-type="float" table:style-name="TL Data" office:value="111816" office:value-type="float">
            <text:p>111816</text:p>
          </table:table-cell>
          <table:table-cell ns41:value-type="float" table:style-name="TL Data" office:value="227318" office:value-type="float">
            <text:p>22731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elderland*</text:p>
          </table:table-cell>
          <table:table-cell ns41:value-type="string" table:style-name="TL RowHeader" office:value-type="string">
            <text:p>Totaal der provincie [Gelderland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155309" office:value-type="float">
            <text:p>155309</text:p>
          </table:table-cell>
          <table:table-cell ns41:value-type="float" table:style-name="TL Data" office:value="154484" office:value-type="float">
            <text:p>154484</text:p>
          </table:table-cell>
          <table:table-cell ns41:value-type="float" table:style-name="TL Data" office:value="309793" office:value-type="float">
            <text:p>309793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Amsterdam</text:p>
          </table:table-cell>
          <table:table-cell ns41:value-type="string" table:style-name="TL RowHeader" office:value-type="string">
            <text:p>0363</text:p>
          </table:table-cell>
          <table:table-cell table:style-name="ce24"/>
          <table:table-cell ns41:value-type="float" table:style-name="TL Data" office:value="90292" office:value-type="float">
            <office:annotation draw:style-name="gr1" svg:height="2.304cm" draw:caption-point-y="0.275cm" svg:width="7.625cm" svg:x="19.279cm" draw:caption-point-x="-0.426cm" svg:y="16.456cm" draw:text-style-name="P1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90292</text:p>
          </table:table-cell>
          <table:table-cell ns41:value-type="float" table:style-name="TL Data" office:value="111883" office:value-type="float">
            <office:annotation draw:style-name="gr1" svg:height="2.276cm" draw:caption-point-y="0.275cm" svg:width="7.488cm" svg:x="21.056cm" draw:caption-point-x="-0.429cm" svg:y="16.456cm" draw:text-style-name="P1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111883</text:p>
          </table:table-cell>
          <table:table-cell ns41:value-type="float" table:style-name="TL Data" office:value="202175" office:value-type="float">
            <office:annotation draw:style-name="gr1" svg:height="2.646cm" draw:caption-point-y="0.275cm" svg:width="6.517cm" svg:x="24.162cm" draw:caption-point-x="-0.431cm" svg:y="16.456cm" draw:text-style-name="P1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20217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Haarlem</text:p>
          </table:table-cell>
          <table:table-cell ns41:value-type="string" table:style-name="TL RowHeader" office:value-type="string">
            <text:p>0392</text:p>
          </table:table-cell>
          <table:table-cell table:style-name="ce24"/>
          <table:table-cell ns41:value-type="float" table:style-name="TL Data" office:value="10148" office:value-type="float">
            <text:p>10148</text:p>
          </table:table-cell>
          <table:table-cell ns41:value-type="float" table:style-name="TL Data" office:value="11519" office:value-type="float">
            <text:p>11519</text:p>
          </table:table-cell>
          <table:table-cell ns41:value-type="float" table:style-name="TL Data" office:value="21667" office:value-type="float">
            <text:p>2166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Zaandam</text:p>
          </table:table-cell>
          <table:table-cell ns41:value-type="string" table:style-name="TL RowHeader" office:value-type="string">
            <text:p>0471</text:p>
          </table:table-cell>
          <table:table-cell table:style-name="ce24"/>
          <table:table-cell ns41:value-type="float" table:style-name="TL Data" office:value="5188" office:value-type="float">
            <text:p>5188</text:p>
          </table:table-cell>
          <table:table-cell ns41:value-type="float" table:style-name="TL Data" office:value="5545" office:value-type="float">
            <text:p>5545</text:p>
          </table:table-cell>
          <table:table-cell ns41:value-type="float" table:style-name="TL Data" office:value="10733" office:value-type="float">
            <text:p>10733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Alkmaar</text:p>
          </table:table-cell>
          <table:table-cell ns41:value-type="string" table:style-name="TL RowHeader" office:value-type="string">
            <text:p>0361</text:p>
          </table:table-cell>
          <table:table-cell table:style-name="ce24"/>
          <table:table-cell ns41:value-type="float" table:style-name="TL Data" office:value="4495" office:value-type="float">
            <text:p>4495</text:p>
          </table:table-cell>
          <table:table-cell ns41:value-type="float" table:style-name="TL Data" office:value="4944" office:value-type="float">
            <text:p>4944</text:p>
          </table:table-cell>
          <table:table-cell ns41:value-type="float" table:style-name="TL Data" office:value="9439" office:value-type="float">
            <text:p>943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Hoorn</text:p>
          </table:table-cell>
          <table:table-cell ns41:value-type="string" table:style-name="TL RowHeader" office:value-type="string">
            <text:p>0405</text:p>
          </table:table-cell>
          <table:table-cell table:style-name="ce24"/>
          <table:table-cell ns41:value-type="float" table:style-name="TL Data" office:value="3372" office:value-type="float">
            <text:p>3372</text:p>
          </table:table-cell>
          <table:table-cell ns41:value-type="float" table:style-name="TL Data" office:value="4046" office:value-type="float">
            <text:p>4046</text:p>
          </table:table-cell>
          <table:table-cell ns41:value-type="float" table:style-name="TL Data" office:value="7418" office:value-type="float">
            <text:p>741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Enkhuizen</text:p>
          </table:table-cell>
          <table:table-cell ns41:value-type="string" table:style-name="TL RowHeader" office:value-type="string">
            <text:p>0388</text:p>
          </table:table-cell>
          <table:table-cell table:style-name="ce24"/>
          <table:table-cell ns41:value-type="float" table:style-name="TL Data" office:value="2536" office:value-type="float">
            <text:p>2536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5388" office:value-type="float">
            <text:p>538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Edam</text:p>
          </table:table-cell>
          <table:table-cell ns41:value-type="string" table:style-name="TL RowHeader" office:value-type="string">
            <text:p>1315</text:p>
          </table:table-cell>
          <table:table-cell table:style-name="ce24"/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3940" office:value-type="float">
            <text:p>3940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Purmerend</text:p>
          </table:table-cell>
          <table:table-cell ns41:value-type="string" table:style-name="TL RowHeader" office:value-type="string">
            <text:p>0439</text:p>
          </table:table-cell>
          <table:table-cell table:style-name="ce24"/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3061" office:value-type="float">
            <text:p>306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Weesp</text:p>
          </table:table-cell>
          <table:table-cell ns41:value-type="string" table:style-name="TL RowHeader" office:value-type="string">
            <text:p>0457</text:p>
          </table:table-cell>
          <table:table-cell table:style-name="ce24"/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2898" office:value-type="float">
            <text:p>289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office:value-type="string">
            <text:p>Medenblik</text:p>
          </table:table-cell>
          <table:table-cell ns41:value-type="string" table:style-name="TL RowHeader" office:value-type="string">
            <text:p>Medemblik</text:p>
          </table:table-cell>
          <table:table-cell ns41:value-type="string" table:style-name="TL RowHeader" office:value-type="string">
            <text:p>0420</text:p>
          </table:table-cell>
          <table:table-cell table:style-name="ce24"/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2541" office:value-type="float">
            <text:p>254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office:value-type="string">
            <text:p>Monnikendam</text:p>
          </table:table-cell>
          <table:table-cell ns41:value-type="string" table:style-name="TL RowHeader" office:value-type="string">
            <text:p>Monnickendam</text:p>
          </table:table-cell>
          <table:table-cell ns41:value-type="string" table:style-name="TL RowHeader" office:value-type="string">
            <text:p>0423</text:p>
          </table:table-cell>
          <table:table-cell table:style-name="ce24"/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2496" office:value-type="float">
            <text:p>2496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Naarden</text:p>
          </table:table-cell>
          <table:table-cell ns41:value-type="string" table:style-name="TL RowHeader" office:value-type="string">
            <text:p>0425</text:p>
          </table:table-cell>
          <table:table-cell table:style-name="ce24"/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2379" office:value-type="float">
            <text:p>237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Muiden</text:p>
          </table:table-cell>
          <table:table-cell ns41:value-type="string" table:style-name="TL RowHeader" office:value-type="string">
            <text:p>0424</text:p>
          </table:table-cell>
          <table:table-cell table:style-name="ce24"/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617" office:value-type="float">
            <text:p>161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125242" office:value-type="float">
            <office:annotation draw:style-name="gr1" svg:height="2.329cm" draw:caption-point-y="0.274cm" svg:width="6.508cm" svg:x="19.279cm" draw:caption-point-x="-0.426cm" svg:y="22.304cm" draw:text-style-name="P1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125242</text:p>
          </table:table-cell>
          <table:table-cell ns41:value-type="float" table:style-name="TL Data" office:value="150510" office:value-type="float">
            <office:annotation draw:style-name="gr1" svg:height="2.275cm" draw:caption-point-y="0.274cm" svg:width="6.49cm" svg:x="21.056cm" draw:caption-point-x="-0.429cm" svg:y="22.304cm" draw:text-style-name="P1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150510</text:p>
          </table:table-cell>
          <table:table-cell ns41:value-type="float" table:style-name="TL Data" office:value="275752" office:value-type="float">
            <office:annotation draw:style-name="gr1" svg:height="2.356cm" draw:caption-point-y="0.274cm" svg:width="6.35cm" svg:x="24.162cm" draw:caption-point-x="-0.431cm" svg:y="22.304cm" draw:text-style-name="P1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27575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68882" office:value-type="float">
            <text:p>68882</text:p>
          </table:table-cell>
          <table:table-cell ns41:value-type="float" table:style-name="TL Data" office:value="69165" office:value-type="float">
            <text:p>69165</text:p>
          </table:table-cell>
          <table:table-cell ns41:value-type="float" table:style-name="TL Data" office:value="138047" office:value-type="float">
            <text:p>13804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Noord-Holland</text:p>
          </table:table-cell>
          <table:table-cell ns41:value-type="string" table:style-name="TL RowHeader" office:value-type="string">
            <text:p>Totaal der provincie [Noord-Holland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194124" office:value-type="float">
            <office:annotation draw:style-name="gr1" svg:height="2.223cm" draw:caption-point-y="0.275cm" svg:width="6.452cm" svg:x="19.279cm" draw:caption-point-x="-0.426cm" svg:y="23.203cm" draw:text-style-name="P1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194124</text:p>
          </table:table-cell>
          <table:table-cell ns41:value-type="float" table:style-name="TL Data" office:value="219675" office:value-type="float">
            <office:annotation draw:style-name="gr1" svg:height="2.304cm" draw:caption-point-y="0.275cm" svg:width="6.545cm" svg:x="21.056cm" draw:caption-point-x="-0.429cm" svg:y="23.203cm" draw:text-style-name="P1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219675</text:p>
          </table:table-cell>
          <table:table-cell ns41:value-type="float" table:style-name="TL Data" office:value="413799" office:value-type="float">
            <office:annotation draw:style-name="gr1" svg:height="2.33cm" draw:caption-point-y="0.275cm" svg:width="6.461cm" svg:x="24.162cm" draw:caption-point-x="-0.431cm" svg:y="23.203cm" draw:text-style-name="P1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41379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Rotterdam</text:p>
          </table:table-cell>
          <table:table-cell ns41:value-type="string" table:style-name="TL RowHeader" office:value-type="string">
            <text:p>0599</text:p>
          </table:table-cell>
          <table:table-cell table:style-name="ce24"/>
          <table:table-cell ns41:value-type="float" table:style-name="TL Data" office:value="32266" office:value-type="float">
            <text:p>32266</text:p>
          </table:table-cell>
          <table:table-cell ns41:value-type="float" table:style-name="TL Data" office:value="40028" office:value-type="float">
            <text:p>40028</text:p>
          </table:table-cell>
          <table:table-cell ns41:value-type="float" table:style-name="TL Data" office:value="72294" office:value-type="float">
            <text:p>72294</text:p>
          </table:table-cell>
          <table:table-cell ns41:value-type="string" table:style-name="TL Metadata" office:value-type="string">
            <text:p>Hieronder 4501 inwon. Van Scheveningen en 1711 militairen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office:value-type="string">
            <text:p>'s Gravenhage</text:p>
          </table:table-cell>
          <table:table-cell ns41:value-type="string" table:style-name="TL RowHeader" office:value-type="string">
            <text:p>'s-Gravenhage</text:p>
          </table:table-cell>
          <table:table-cell ns41:value-type="string" table:style-name="TL RowHeader" office:value-type="string">
            <text:p>0518</text:p>
          </table:table-cell>
          <table:table-cell table:style-name="ce24"/>
          <table:table-cell ns41:value-type="float" table:style-name="TL Data" office:value="25635" office:value-type="float">
            <text:p>25635</text:p>
          </table:table-cell>
          <table:table-cell ns41:value-type="float" table:style-name="TL Data" office:value="30470" office:value-type="float">
            <text:p>30470</text:p>
          </table:table-cell>
          <table:table-cell ns41:value-type="float" table:style-name="TL Data" office:value="56105" office:value-type="float">
            <text:p>5610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Leiden</text:p>
          </table:table-cell>
          <table:table-cell ns41:value-type="string" table:style-name="TL RowHeader" office:value-type="string">
            <text:p>0546</text:p>
          </table:table-cell>
          <table:table-cell table:style-name="ce24"/>
          <table:table-cell ns41:value-type="float" table:style-name="TL Data" office:value="16131" office:value-type="float">
            <text:p>16131</text:p>
          </table:table-cell>
          <table:table-cell ns41:value-type="float" table:style-name="TL Data" office:value="18433" office:value-type="float">
            <text:p>18433</text:p>
          </table:table-cell>
          <table:table-cell ns41:value-type="float" table:style-name="TL Data" office:value="34564" office:value-type="float">
            <text:p>3456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Dordrecht</text:p>
          </table:table-cell>
          <table:table-cell ns41:value-type="string" table:style-name="TL RowHeader" office:value-type="string">
            <text:p>0505</text:p>
          </table:table-cell>
          <table:table-cell table:style-name="ce24"/>
          <table:table-cell ns41:value-type="float" table:style-name="TL Data" office:value="9040" office:value-type="float">
            <text:p>9040</text:p>
          </table:table-cell>
          <table:table-cell ns41:value-type="float" table:style-name="TL Data" office:value="10932" office:value-type="float">
            <text:p>10932</text:p>
          </table:table-cell>
          <table:table-cell ns41:value-type="float" table:style-name="TL Data" office:value="19972" office:value-type="float">
            <text:p>19972</text:p>
          </table:table-cell>
          <table:table-cell ns41:value-type="string" table:style-name="TL Metadata" office:value-type="string">
            <text:p>Id. 110 militairen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Delft</text:p>
          </table:table-cell>
          <table:table-cell ns41:value-type="string" table:style-name="TL RowHeader" office:value-type="string">
            <text:p>0503</text:p>
          </table:table-cell>
          <table:table-cell table:style-name="ce24"/>
          <table:table-cell ns41:value-type="float" table:style-name="TL Data" office:value="6905" office:value-type="float">
            <text:p>6905</text:p>
          </table:table-cell>
          <table:table-cell ns41:value-type="float" table:style-name="TL Data" office:value="8118" office:value-type="float">
            <text:p>8118</text:p>
          </table:table-cell>
          <table:table-cell ns41:value-type="float" table:style-name="TL Data" office:value="15023" office:value-type="float">
            <text:p>15023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Gouda</text:p>
          </table:table-cell>
          <table:table-cell ns41:value-type="string" table:style-name="TL RowHeader" office:value-type="string">
            <text:p>0513</text:p>
          </table:table-cell>
          <table:table-cell table:style-name="ce24"/>
          <table:table-cell ns41:value-type="float" table:style-name="TL Data" office:value="5993" office:value-type="float">
            <text:p>5993</text:p>
          </table:table-cell>
          <table:table-cell ns41:value-type="float" table:style-name="TL Data" office:value="6885" office:value-type="float">
            <text:p>6885</text:p>
          </table:table-cell>
          <table:table-cell ns41:value-type="float" table:style-name="TL Data" office:value="12878" office:value-type="float">
            <text:p>1287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Schiedam</text:p>
          </table:table-cell>
          <table:table-cell ns41:value-type="string" table:style-name="TL RowHeader" office:value-type="string">
            <text:p>0606</text:p>
          </table:table-cell>
          <table:table-cell table:style-name="ce24"/>
          <table:table-cell ns41:value-type="float" table:style-name="TL Data" office:value="5493" office:value-type="float">
            <text:p>5493</text:p>
          </table:table-cell>
          <table:table-cell ns41:value-type="float" table:style-name="TL Data" office:value="6095" office:value-type="float">
            <text:p>6095</text:p>
          </table:table-cell>
          <table:table-cell ns41:value-type="float" table:style-name="TL Data" office:value="11588" office:value-type="float">
            <text:p>1158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Gorinchem</text:p>
          </table:table-cell>
          <table:table-cell ns41:value-type="string" table:style-name="TL RowHeader" office:value-type="string">
            <text:p>0512</text:p>
          </table:table-cell>
          <table:table-cell table:style-name="ce24"/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3577" office:value-type="float">
            <text:p>3577</text:p>
          </table:table-cell>
          <table:table-cell ns41:value-type="float" table:style-name="TL Data" office:value="6834" office:value-type="float">
            <text:p>683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Vlaardingen</text:p>
          </table:table-cell>
          <table:table-cell ns41:value-type="string" table:style-name="TL RowHeader" office:value-type="string">
            <text:p>0622</text:p>
          </table:table-cell>
          <table:table-cell table:style-name="ce24"/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3529" office:value-type="float">
            <text:p>3529</text:p>
          </table:table-cell>
          <table:table-cell ns41:value-type="float" table:style-name="TL Data" office:value="6823" office:value-type="float">
            <text:p>6823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Maassluis</text:p>
          </table:table-cell>
          <table:table-cell ns41:value-type="string" table:style-name="TL RowHeader" office:value-type="string">
            <text:p>0556</text:p>
          </table:table-cell>
          <table:table-cell table:style-name="ce24"/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2328" office:value-type="float">
            <text:p>2328</text:p>
          </table:table-cell>
          <table:table-cell ns41:value-type="float" table:style-name="TL Data" office:value="4434" office:value-type="float">
            <text:p>443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Brielle</text:p>
          </table:table-cell>
          <table:table-cell ns41:value-type="string" table:style-name="TL RowHeader" office:value-type="string">
            <text:p>0501</text:p>
          </table:table-cell>
          <table:table-cell table:style-name="ce24"/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4195" office:value-type="float">
            <text:p>4195</text:p>
          </table:table-cell>
          <table:table-cell ns41:value-type="string" table:style-name="TL Metadata" office:value-type="string">
            <text:p>Id. 122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office:value-type="string">
            <text:p>Delftshaven c.a.</text:p>
          </table:table-cell>
          <table:table-cell ns41:value-type="string" table:style-name="TL RowHeader" office:value-type="string">
            <text:p>Delfshaven</text:p>
          </table:table-cell>
          <table:table-cell ns41:value-type="string" table:style-name="TL RowHeader" office:value-type="string">
            <text:p>1040</text:p>
          </table:table-cell>
          <table:table-cell table:style-name="ce24"/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564" office:value-type="float">
            <text:p>1564</text:p>
          </table:table-cell>
          <table:table-cell ns41:value-type="float" table:style-name="TL Data" office:value="3065" office:value-type="float">
            <text:p>306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Woerden</text:p>
          </table:table-cell>
          <table:table-cell ns41:value-type="string" table:style-name="TL RowHeader" office:value-type="string">
            <text:p>0632</text:p>
          </table:table-cell>
          <table:table-cell table:style-name="ce24"/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3052" office:value-type="float">
            <text:p>305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Schoonhoven</text:p>
          </table:table-cell>
          <table:table-cell ns41:value-type="string" table:style-name="TL RowHeader" office:value-type="string">
            <text:p>0608</text:p>
          </table:table-cell>
          <table:table-cell table:style-name="ce24"/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2485" office:value-type="float">
            <text:p>248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116211" office:value-type="float">
            <text:p>116211</text:p>
          </table:table-cell>
          <table:table-cell ns41:value-type="float" table:style-name="TL Data" office:value="137101" office:value-type="float">
            <text:p>137101</text:p>
          </table:table-cell>
          <table:table-cell ns41:value-type="float" table:style-name="TL Data" office:value="253312" office:value-type="float">
            <text:p>25331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112959" office:value-type="float">
            <text:p>112959</text:p>
          </table:table-cell>
          <table:table-cell ns41:value-type="float" table:style-name="TL Data" office:value="113466" office:value-type="float">
            <text:p>113466</text:p>
          </table:table-cell>
          <table:table-cell ns41:value-type="float" table:style-name="TL Data" office:value="226425" office:value-type="float">
            <text:p>22642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uid-Holland*</text:p>
          </table:table-cell>
          <table:table-cell ns41:value-type="string" table:style-name="TL RowHeader" office:value-type="string">
            <text:p>Totaal der provincie [Zuid-Holland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229170" office:value-type="float">
            <text:p>229170</text:p>
          </table:table-cell>
          <table:table-cell ns41:value-type="float" table:style-name="TL Data" office:value="250567" office:value-type="float">
            <text:p>250567</text:p>
          </table:table-cell>
          <table:table-cell ns41:value-type="float" table:style-name="TL Data" office:value="479737" office:value-type="float">
            <text:p>47973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Middelburg</text:p>
          </table:table-cell>
          <table:table-cell ns41:value-type="string" table:style-name="TL RowHeader" office:value-type="string">
            <text:p>Middelburg (Z.)</text:p>
          </table:table-cell>
          <table:table-cell ns41:value-type="string" table:style-name="TL RowHeader" office:value-type="string">
            <text:p>0687</text:p>
          </table:table-cell>
          <table:table-cell table:style-name="ce24"/>
          <table:table-cell ns41:value-type="float" table:style-name="TL Data" office:value="6469" office:value-type="float">
            <text:p>6469</text:p>
          </table:table-cell>
          <table:table-cell ns41:value-type="float" table:style-name="TL Data" office:value="8231" office:value-type="float">
            <text:p>8231</text:p>
          </table:table-cell>
          <table:table-cell ns41:value-type="float" table:style-name="TL Data" office:value="14700" office:value-type="float">
            <text:p>14700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Vlissingen</text:p>
          </table:table-cell>
          <table:table-cell ns41:value-type="string" table:style-name="TL RowHeader" office:value-type="string">
            <text:p>0718</text:p>
          </table:table-cell>
          <table:table-cell table:style-name="ce24"/>
          <table:table-cell ns41:value-type="float" table:style-name="TL Data" office:value="4108" office:value-type="float">
            <text:p>4108</text:p>
          </table:table-cell>
          <table:table-cell ns41:value-type="float" table:style-name="TL Data" office:value="3921" office:value-type="float">
            <text:p>3921</text:p>
          </table:table-cell>
          <table:table-cell ns41:value-type="float" table:style-name="TL Data" office:value="8029" office:value-type="float">
            <text:p>802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Zierikzee</text:p>
          </table:table-cell>
          <table:table-cell ns41:value-type="string" table:style-name="TL RowHeader" office:value-type="string">
            <text:p>0732</text:p>
          </table:table-cell>
          <table:table-cell table:style-name="ce24"/>
          <table:table-cell ns41:value-type="float" table:style-name="TL Data" office:value="2893" office:value-type="float">
            <text:p>2893</text:p>
          </table:table-cell>
          <table:table-cell ns41:value-type="float" table:style-name="TL Data" office:value="3559" office:value-type="float">
            <text:p>3559</text:p>
          </table:table-cell>
          <table:table-cell ns41:value-type="float" table:style-name="TL Data" office:value="6452" office:value-type="float">
            <text:p>645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Goes</text:p>
          </table:table-cell>
          <table:table-cell ns41:value-type="string" table:style-name="TL RowHeader" office:value-type="string">
            <text:p>0664</text:p>
          </table:table-cell>
          <table:table-cell table:style-name="ce24"/>
          <table:table-cell ns41:value-type="float" table:style-name="TL Data" office:value="2268" office:value-type="float">
            <text:p>2268</text:p>
          </table:table-cell>
          <table:table-cell ns41:value-type="float" table:style-name="TL Data" office:value="2620" office:value-type="float">
            <text:p>2620</text:p>
          </table:table-cell>
          <table:table-cell ns41:value-type="float" table:style-name="TL Data" office:value="4888" office:value-type="float">
            <text:p>488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Axel</text:p>
          </table:table-cell>
          <table:table-cell ns41:value-type="string" table:style-name="TL RowHeader" office:value-type="string">
            <text:p>0650</text:p>
          </table:table-cell>
          <table:table-cell table:style-name="ce24"/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2231" office:value-type="float">
            <text:p>223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Tholen</text:p>
          </table:table-cell>
          <table:table-cell ns41:value-type="string" table:style-name="TL RowHeader" office:value-type="string">
            <text:p>0716</text:p>
          </table:table-cell>
          <table:table-cell table:style-name="ce24"/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2159" office:value-type="float">
            <text:p>215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Hulst</text:p>
          </table:table-cell>
          <table:table-cell ns41:value-type="string" table:style-name="TL RowHeader" office:value-type="string">
            <text:p>0677</text:p>
          </table:table-cell>
          <table:table-cell table:style-name="ce24"/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2124" office:value-type="float">
            <text:p>212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Sluis</text:p>
          </table:table-cell>
          <table:table-cell ns41:value-type="string" table:style-name="TL RowHeader" office:value-type="string">
            <text:p>0713</text:p>
          </table:table-cell>
          <table:table-cell table:style-name="ce24"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1641" office:value-type="float">
            <text:p>164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Veere</text:p>
          </table:table-cell>
          <table:table-cell ns41:value-type="string" table:style-name="TL RowHeader" office:value-type="string">
            <text:p>0717</text:p>
          </table:table-cell>
          <table:table-cell table:style-name="ce24"/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921" office:value-type="float">
            <text:p>92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20025" office:value-type="float">
            <text:p>20025</text:p>
          </table:table-cell>
          <table:table-cell ns41:value-type="float" table:style-name="TL Data" office:value="23120" office:value-type="float">
            <text:p>23120</text:p>
          </table:table-cell>
          <table:table-cell ns41:value-type="float" table:style-name="TL Data" office:value="43145" office:value-type="float">
            <text:p>4314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47034" office:value-type="float">
            <text:p>47034</text:p>
          </table:table-cell>
          <table:table-cell ns41:value-type="float" table:style-name="TL Data" office:value="47083" office:value-type="float">
            <text:p>47083</text:p>
          </table:table-cell>
          <table:table-cell ns41:value-type="float" table:style-name="TL Data" office:value="94117" office:value-type="float">
            <text:p>9411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Totaal der provincie [Zeeland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67059" office:value-type="float">
            <text:p>67059</text:p>
          </table:table-cell>
          <table:table-cell ns41:value-type="float" table:style-name="TL Data" office:value="70203" office:value-type="float">
            <text:p>70203</text:p>
          </table:table-cell>
          <table:table-cell ns41:value-type="float" table:style-name="TL Data" office:value="137262" office:value-type="float">
            <text:p>13726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table:number-columns-repeated="2" office:value-type="string">
            <text:p>Utrecht</text:p>
          </table:table-cell>
          <table:table-cell ns41:value-type="string" table:style-name="TL RowHeader" office:value-type="string">
            <text:p>0344</text:p>
          </table:table-cell>
          <table:table-cell table:style-name="ce24"/>
          <table:table-cell ns41:value-type="float" table:style-name="TL Data" office:value="20390" office:value-type="float">
            <text:p>20390</text:p>
          </table:table-cell>
          <table:table-cell ns41:value-type="float" table:style-name="TL Data" office:value="23017" office:value-type="float">
            <text:p>23017</text:p>
          </table:table-cell>
          <table:table-cell ns41:value-type="float" table:style-name="TL Data" office:value="43407" office:value-type="float">
            <text:p>4340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table:number-columns-repeated="2" office:value-type="string">
            <text:p>Amersfoort</text:p>
          </table:table-cell>
          <table:table-cell ns41:value-type="string" table:style-name="TL RowHeader" office:value-type="string">
            <text:p>0307</text:p>
          </table:table-cell>
          <table:table-cell table:style-name="ce24"/>
          <table:table-cell ns41:value-type="float" table:style-name="TL Data" office:value="5585" office:value-type="float">
            <text:p>5585</text:p>
          </table:table-cell>
          <table:table-cell ns41:value-type="float" table:style-name="TL Data" office:value="6197" office:value-type="float">
            <text:p>6197</text:p>
          </table:table-cell>
          <table:table-cell ns41:value-type="float" table:style-name="TL Data" office:value="11782" office:value-type="float">
            <text:p>1178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table:number-columns-repeated="2" office:value-type="string">
            <text:p>IJsselstein</text:p>
          </table:table-cell>
          <table:table-cell ns41:value-type="string" table:style-name="TL RowHeader" office:value-type="string">
            <text:p>0353</text:p>
          </table:table-cell>
          <table:table-cell table:style-name="ce24"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3010" office:value-type="float">
            <text:p>3010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table:number-columns-repeated="2" office:value-type="string">
            <text:p>Rhenen</text:p>
          </table:table-cell>
          <table:table-cell ns41:value-type="string" table:style-name="TL RowHeader" office:value-type="string">
            <text:p>0340</text:p>
          </table:table-cell>
          <table:table-cell table:style-name="ce24"/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2674" office:value-type="float">
            <text:p>267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table:number-columns-repeated="2" office:value-type="string">
            <text:p>Wijk bij Duurstede</text:p>
          </table:table-cell>
          <table:table-cell ns41:value-type="string" table:style-name="TL RowHeader" office:value-type="string">
            <text:p>0352</text:p>
          </table:table-cell>
          <table:table-cell table:style-name="ce24"/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2181" office:value-type="float">
            <text:p>218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table:number-columns-repeated="2" office:value-type="string">
            <text:p>Montfoort</text:p>
          </table:table-cell>
          <table:table-cell ns41:value-type="string" table:style-name="TL RowHeader" office:value-type="string">
            <text:p>0335</text:p>
          </table:table-cell>
          <table:table-cell table:style-name="ce24"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671" office:value-type="float">
            <text:p>167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30690" office:value-type="float">
            <text:p>30690</text:p>
          </table:table-cell>
          <table:table-cell ns41:value-type="float" table:style-name="TL Data" office:value="34035" office:value-type="float">
            <text:p>34035</text:p>
          </table:table-cell>
          <table:table-cell ns41:value-type="float" table:style-name="TL Data" office:value="64725" office:value-type="float">
            <text:p>6472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34258" office:value-type="float">
            <text:p>34258</text:p>
          </table:table-cell>
          <table:table-cell ns41:value-type="float" table:style-name="TL Data" office:value="33376" office:value-type="float">
            <text:p>33376</text:p>
          </table:table-cell>
          <table:table-cell ns41:value-type="float" table:style-name="TL Data" office:value="67634" office:value-type="float">
            <text:p>6763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Totaal der provincie [Utrecht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64948" office:value-type="float">
            <text:p>64948</text:p>
          </table:table-cell>
          <table:table-cell ns41:value-type="float" table:style-name="TL Data" office:value="67411" office:value-type="float">
            <text:p>67411</text:p>
          </table:table-cell>
          <table:table-cell ns41:value-type="float" table:style-name="TL Data" office:value="132359" office:value-type="float">
            <text:p>13235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Leeuwarden</text:p>
          </table:table-cell>
          <table:table-cell ns41:value-type="string" table:style-name="TL RowHeader" office:value-type="string">
            <text:p>0080</text:p>
          </table:table-cell>
          <table:table-cell table:style-name="ce24"/>
          <table:table-cell ns41:value-type="float" table:style-name="TL Data" office:value="9857" office:value-type="float">
            <text:p>9857</text:p>
          </table:table-cell>
          <table:table-cell ns41:value-type="float" table:style-name="TL Data" office:value="11081" office:value-type="float">
            <text:p>11081</text:p>
          </table:table-cell>
          <table:table-cell ns41:value-type="float" table:style-name="TL Data" office:value="20938" office:value-type="float">
            <text:p>20938</text:p>
          </table:table-cell>
          <table:table-cell ns41:value-type="string" table:style-name="TL Metadata" office:value-type="string">
            <text:p>Hieronder 403 militairen en 536 gevangenen, waarvan 435 van het mannel. En 101 van het vr. geslacht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Harlingen</text:p>
          </table:table-cell>
          <table:table-cell ns41:value-type="string" table:style-name="TL RowHeader" office:value-type="string">
            <text:p>0072</text:p>
          </table:table-cell>
          <table:table-cell table:style-name="ce24"/>
          <table:table-cell ns41:value-type="float" table:style-name="TL Data" office:value="3482" office:value-type="float">
            <text:p>3482</text:p>
          </table:table-cell>
          <table:table-cell ns41:value-type="float" table:style-name="TL Data" office:value="4055" office:value-type="float">
            <text:p>4055</text:p>
          </table:table-cell>
          <table:table-cell ns41:value-type="float" table:style-name="TL Data" office:value="7537" office:value-type="float">
            <text:p>753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Sneek</text:p>
          </table:table-cell>
          <table:table-cell ns41:value-type="string" table:style-name="TL RowHeader" office:value-type="string">
            <text:p>0091</text:p>
          </table:table-cell>
          <table:table-cell table:style-name="ce24"/>
          <table:table-cell ns41:value-type="float" table:style-name="TL Data" office:value="3020" office:value-type="float">
            <text:p>3020</text:p>
          </table:table-cell>
          <table:table-cell ns41:value-type="float" table:style-name="TL Data" office:value="3435" office:value-type="float">
            <text:p>3435</text:p>
          </table:table-cell>
          <table:table-cell ns41:value-type="float" table:style-name="TL Data" office:value="6455" office:value-type="float">
            <text:p>645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Franeker</text:p>
          </table:table-cell>
          <table:table-cell ns41:value-type="string" table:style-name="TL RowHeader" office:value-type="string">
            <text:p>0069</text:p>
          </table:table-cell>
          <table:table-cell table:style-name="ce24"/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TL Data" office:value="4656" office:value-type="float">
            <text:p>4656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Bolsward</text:p>
          </table:table-cell>
          <table:table-cell ns41:value-type="string" table:style-name="TL RowHeader" office:value-type="string">
            <text:p>0064</text:p>
          </table:table-cell>
          <table:table-cell table:style-name="ce24"/>
          <table:table-cell ns41:value-type="float" table:style-name="TL Data" office:value="1741" office:value-type="float">
            <text:p>1741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3664" office:value-type="float">
            <text:p>366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Dokkum</text:p>
          </table:table-cell>
          <table:table-cell ns41:value-type="string" table:style-name="TL RowHeader" office:value-type="string">
            <text:p>0066</text:p>
          </table:table-cell>
          <table:table-cell table:style-name="ce24"/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1867" office:value-type="float">
            <text:p>1867</text:p>
          </table:table-cell>
          <table:table-cell ns41:value-type="float" table:style-name="TL Data" office:value="3464" office:value-type="float">
            <text:p>346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Workum</text:p>
          </table:table-cell>
          <table:table-cell ns41:value-type="string" table:style-name="TL RowHeader" office:value-type="string">
            <text:p>0100</text:p>
          </table:table-cell>
          <table:table-cell table:style-name="ce24"/>
          <table:table-cell ns41:value-type="float" table:style-name="TL Data" office:value="1491" office:value-type="float">
            <text:p>1491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3099" office:value-type="float">
            <text:p>309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office:value-type="string">
            <text:p>Hinloopen</text:p>
          </table:table-cell>
          <table:table-cell ns41:value-type="string" table:style-name="TL RowHeader" office:value-type="string">
            <text:p>Hindeloopen</text:p>
          </table:table-cell>
          <table:table-cell ns41:value-type="string" table:style-name="TL RowHeader" office:value-type="string">
            <text:p>0077</text:p>
          </table:table-cell>
          <table:table-cell table:style-name="ce24"/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1217" office:value-type="float">
            <text:p>1217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IJlst</text:p>
          </table:table-cell>
          <table:table-cell ns41:value-type="string" table:style-name="TL RowHeader" office:value-type="string">
            <text:p>0102</text:p>
          </table:table-cell>
          <table:table-cell table:style-name="ce24"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094" office:value-type="float">
            <text:p>109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office:value-type="string">
            <text:p>Sloten</text:p>
          </table:table-cell>
          <table:table-cell ns41:value-type="string" table:style-name="TL RowHeader" office:value-type="string">
            <text:p>Sloten (F.)</text:p>
          </table:table-cell>
          <table:table-cell ns41:value-type="string" table:style-name="TL RowHeader" office:value-type="string">
            <text:p>0089</text:p>
          </table:table-cell>
          <table:table-cell table:style-name="ce24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740" office:value-type="float">
            <text:p>740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office:value-type="string">
            <text:p>Stavoren</text:p>
          </table:table-cell>
          <table:table-cell ns41:value-type="string" table:style-name="TL RowHeader" office:value-type="string">
            <text:p>Staveren ?</text:p>
          </table:table-cell>
          <table:table-cell ns41:value-type="string" table:style-name="TL RowHeader" office:value-type="string">
            <text:p>1257?</text:p>
          </table:table-cell>
          <table:table-cell table:style-name="ce24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19" office:value-type="float">
            <text:p>51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25084" office:value-type="float">
            <text:p>25084</text:p>
          </table:table-cell>
          <table:table-cell ns41:value-type="float" table:style-name="TL Data" office:value="28299" office:value-type="float">
            <text:p>28299</text:p>
          </table:table-cell>
          <table:table-cell ns41:value-type="float" table:style-name="TL Data" office:value="53383" office:value-type="float">
            <text:p>53383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75867" office:value-type="float">
            <text:p>75867</text:p>
          </table:table-cell>
          <table:table-cell ns41:value-type="float" table:style-name="TL Data" office:value="75659" office:value-type="float">
            <text:p>75659</text:p>
          </table:table-cell>
          <table:table-cell ns41:value-type="float" table:style-name="TL Data" office:value="151526" office:value-type="float">
            <text:p>151526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Vriesland</text:p>
          </table:table-cell>
          <table:table-cell ns41:value-type="string" table:style-name="TL RowHeader" office:value-type="string">
            <text:p>Totaal der provincie [Vriesland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100951" office:value-type="float">
            <text:p>100951</text:p>
          </table:table-cell>
          <table:table-cell ns41:value-type="float" table:style-name="TL Data" office:value="103958" office:value-type="float">
            <text:p>103958</text:p>
          </table:table-cell>
          <table:table-cell ns41:value-type="float" table:style-name="TL Data" office:value="204909" office:value-type="float">
            <text:p>204909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verijssel*</text:p>
          </table:table-cell>
          <table:table-cell ns41:value-type="string" table:style-name="TL RowHeader" table:number-columns-repeated="2" office:value-type="string">
            <text:p>Zwolle</text:p>
          </table:table-cell>
          <table:table-cell ns41:value-type="string" table:style-name="TL RowHeader" office:value-type="string">
            <text:p>0193</text:p>
          </table:table-cell>
          <table:table-cell table:style-name="ce24"/>
          <table:table-cell ns41:value-type="float" table:style-name="TL Data" office:value="7396" office:value-type="float">
            <text:p>7396</text:p>
          </table:table-cell>
          <table:table-cell ns41:value-type="float" table:style-name="TL Data" office:value="8244" office:value-type="float">
            <text:p>8244</text:p>
          </table:table-cell>
          <table:table-cell ns41:value-type="float" table:style-name="TL Data" office:value="15640" office:value-type="float">
            <text:p>15640</text:p>
          </table:table-cell>
          <table:table-cell ns41:value-type="string" table:style-name="TL Metadata" office:value-type="string">
            <text:p>Hierond. 687 mil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verijssel*</text:p>
          </table:table-cell>
          <table:table-cell ns41:value-type="string" table:style-name="TL RowHeader" table:number-columns-repeated="2" office:value-type="string">
            <text:p>Deventer</text:p>
          </table:table-cell>
          <table:table-cell ns41:value-type="string" table:style-name="TL RowHeader" office:value-type="string">
            <text:p>0150</text:p>
          </table:table-cell>
          <table:table-cell table:style-name="ce24"/>
          <table:table-cell ns41:value-type="float" table:style-name="TL Data" office:value="6836" office:value-type="float">
            <text:p>6836</text:p>
          </table:table-cell>
          <table:table-cell ns41:value-type="float" table:style-name="TL Data" office:value="6803" office:value-type="float">
            <text:p>6803</text:p>
          </table:table-cell>
          <table:table-cell ns41:value-type="float" table:style-name="TL Data" office:value="13639" office:value-type="float">
            <text:p>13639</text:p>
          </table:table-cell>
          <table:table-cell ns41:value-type="string" table:style-name="TL Metadata" office:value-type="string">
            <text:p>Id. 844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verijssel*</text:p>
          </table:table-cell>
          <table:table-cell ns41:value-type="string" table:style-name="TL RowHeader" table:number-columns-repeated="2" office:value-type="string">
            <text:p>Kampen</text:p>
          </table:table-cell>
          <table:table-cell ns41:value-type="string" table:style-name="TL RowHeader" office:value-type="string">
            <text:p>0166</text:p>
          </table:table-cell>
          <table:table-cell table:style-name="ce24"/>
          <table:table-cell ns41:value-type="float" table:style-name="TL Data" office:value="4320" office:value-type="float">
            <text:p>4320</text:p>
          </table:table-cell>
          <table:table-cell ns41:value-type="float" table:style-name="TL Data" office:value="4562" office:value-type="float">
            <text:p>4562</text:p>
          </table:table-cell>
          <table:table-cell ns41:value-type="float" table:style-name="TL Data" office:value="8882" office:value-type="float">
            <text:p>8882</text:p>
          </table:table-cell>
          <table:table-cell ns41:value-type="string" table:style-name="TL Metadata" office:value-type="string">
            <text:p>Id. 456 id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verijssel*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18552" office:value-type="float">
            <text:p>18552</text:p>
          </table:table-cell>
          <table:table-cell ns41:value-type="float" table:style-name="TL Data" office:value="19609" office:value-type="float">
            <text:p>19609</text:p>
          </table:table-cell>
          <table:table-cell ns41:value-type="float" table:style-name="TL Data" office:value="38161" office:value-type="float">
            <text:p>38161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verijssel*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71921" office:value-type="float">
            <text:p>71921</text:p>
          </table:table-cell>
          <table:table-cell ns41:value-type="float" table:style-name="TL Data" office:value="68813" office:value-type="float">
            <text:p>68813</text:p>
          </table:table-cell>
          <table:table-cell ns41:value-type="float" table:style-name="TL Data" office:value="140734" office:value-type="float">
            <text:p>14073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Overijssel*</text:p>
          </table:table-cell>
          <table:table-cell ns41:value-type="string" table:style-name="TL RowHeader" office:value-type="string">
            <text:p>Totaal der provincie [Overijssel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90473" office:value-type="float">
            <text:p>90473</text:p>
          </table:table-cell>
          <table:table-cell ns41:value-type="float" table:style-name="TL Data" office:value="88422" office:value-type="float">
            <text:p>88422</text:p>
          </table:table-cell>
          <table:table-cell ns41:value-type="float" table:style-name="TL Data" office:value="178895" office:value-type="float">
            <text:p>178895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table:number-columns-repeated="2" office:value-type="string">
            <text:p>Groningen</text:p>
          </table:table-cell>
          <table:table-cell ns41:value-type="string" table:style-name="TL RowHeader" office:value-type="string">
            <text:p>0014</text:p>
          </table:table-cell>
          <table:table-cell table:style-name="ce24"/>
          <table:table-cell ns41:value-type="float" table:style-name="TL Data" office:value="14119" office:value-type="float">
            <text:p>14119</text:p>
          </table:table-cell>
          <table:table-cell ns41:value-type="float" table:style-name="TL Data" office:value="16141" office:value-type="float">
            <text:p>16141</text:p>
          </table:table-cell>
          <table:table-cell ns41:value-type="float" table:style-name="TL Data" office:value="30260" office:value-type="float">
            <text:p>30260</text:p>
          </table:table-cell>
          <table:table-cell ns41:value-type="string" table:style-name="TL Metadata" office:value-type="string">
            <text:p>Hierond.760 mil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63505" office:value-type="float">
            <text:p>63505</text:p>
          </table:table-cell>
          <table:table-cell ns41:value-type="float" table:style-name="TL Data" office:value="63739" office:value-type="float">
            <text:p>63739</text:p>
          </table:table-cell>
          <table:table-cell ns41:value-type="float" table:style-name="TL Data" office:value="127244" office:value-type="float">
            <text:p>12724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Totaal der provincie [Groningen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77624" office:value-type="float">
            <text:p>77624</text:p>
          </table:table-cell>
          <table:table-cell ns41:value-type="float" table:style-name="TL Data" office:value="79880" office:value-type="float">
            <text:p>79880</text:p>
          </table:table-cell>
          <table:table-cell ns41:value-type="float" table:style-name="TL Data" office:value="157504" office:value-type="float">
            <text:p>15750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table:number-columns-repeated="2" office:value-type="string">
            <text:p>Meppel</text:p>
          </table:table-cell>
          <table:table-cell ns41:value-type="string" table:style-name="TL RowHeader" office:value-type="string">
            <text:p>0119</text:p>
          </table:table-cell>
          <table:table-cell table:style-name="ce24"/>
          <table:table-cell ns41:value-type="float" table:style-name="TL Data" office:value="2742" office:value-type="float">
            <text:p>2742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5682" office:value-type="float">
            <text:p>568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table:number-columns-repeated="2" office:value-type="string">
            <text:p>Coevorden</text:p>
          </table:table-cell>
          <table:table-cell ns41:value-type="string" table:style-name="TL RowHeader" office:value-type="string">
            <text:p>0109</text:p>
          </table:table-cell>
          <table:table-cell table:style-name="ce24"/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2666" office:value-type="float">
            <text:p>2666</text:p>
          </table:table-cell>
          <table:table-cell ns41:value-type="string" table:style-name="TL Metadata" office:value-type="string">
            <text:p>Hierond. 265 mil.</text:p>
          </table:table-cell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table:number-columns-repeated="2" office:value-type="string">
            <text:p>Assen</text:p>
          </table:table-cell>
          <table:table-cell ns41:value-type="string" table:style-name="TL RowHeader" office:value-type="string">
            <text:p>0106</text:p>
          </table:table-cell>
          <table:table-cell table:style-name="ce24"/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2184" office:value-type="float">
            <text:p>2184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table:number-columns-repeated="2" office:value-type="string">
            <text:p>Totaal der steden</text:p>
          </table:table-cell>
          <table:table-cell table:style-name="TL RowHeader"/>
          <table:table-cell table:style-name="ce24"/>
          <table:table-cell ns41:value-type="float" table:style-name="TL Data" office:value="5254" office:value-type="float">
            <text:p>5254</text:p>
          </table:table-cell>
          <table:table-cell ns41:value-type="float" table:style-name="TL Data" office:value="5278" office:value-type="float">
            <text:p>5278</text:p>
          </table:table-cell>
          <table:table-cell ns41:value-type="float" table:style-name="TL Data" office:value="10532" office:value-type="float">
            <text:p>10532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table:number-columns-repeated="2" office:value-type="string">
            <text:p>Gemeenten</text:p>
          </table:table-cell>
          <table:table-cell table:style-name="TL RowHeader"/>
          <table:table-cell table:style-name="ce24"/>
          <table:table-cell ns41:value-type="float" table:style-name="TL Data" office:value="27274" office:value-type="float">
            <text:p>27274</text:p>
          </table:table-cell>
          <table:table-cell ns41:value-type="float" table:style-name="TL Data" office:value="26062" office:value-type="float">
            <text:p>26062</text:p>
          </table:table-cell>
          <table:table-cell ns41:value-type="float" table:style-name="TL Data" office:value="53336" office:value-type="float">
            <text:p>53336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2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Totaal der provincie [Drenthe]</text:p>
          </table:table-cell>
          <table:table-cell ns41:value-type="string" table:style-name="TL RowHeader" office:value-type="string">
            <text:p>Totaal der provincie</text:p>
          </table:table-cell>
          <table:table-cell table:style-name="TL RowHeader"/>
          <table:table-cell table:style-name="ce24"/>
          <table:table-cell ns41:value-type="float" table:style-name="TL Data" office:value="32528" office:value-type="float">
            <text:p>32528</text:p>
          </table:table-cell>
          <table:table-cell ns41:value-type="float" table:style-name="TL Data" office:value="31340" office:value-type="float">
            <text:p>31340</text:p>
          </table:table-cell>
          <table:table-cell ns41:value-type="float" table:style-name="TL Data" office:value="63868" office:value-type="float">
            <text:p>63868</text:p>
          </table:table-cell>
          <table:table-cell table:style-name="TL Metadata"/>
          <table:table-cell table:style-name="ce13"/>
          <table:table-cell table:number-columns-repeated="1014"/>
        </table:table-row>
        <table:table-row table:style-name="ro2">
          <table:table-cell table:number-columns-repeated="3"/>
          <table:table-cell table:style-name="ce24" table:number-columns-repeated="2"/>
          <table:table-cell table:number-columns-repeated="3"/>
          <table:table-cell table:style-name="ce13" table:number-columns-repeated="2"/>
          <table:table-cell table:number-columns-repeated="1014"/>
        </table:table-row>
        <table:table-row table:style-name="ro4">
          <table:table-cell ns41:value-type="string" table:number-rows-spanned="1" table:style-name="TL Metadata" table:number-columns-spanned="9" office:value-type="string">
            <text:p>Noot: Enkele provincies hebben indertijd extra controles ondergaan, waardoor de opgaven daarvan nauwkeuriger zijn dan van de overige. Deze speciaal gecontroleerde provincies zijn gemerkt met een “*”.</text:p>
          </table:table-cell>
          <table:covered-table-cell table:style-name="TL Metadata" table:number-columns-repeated="7"/>
          <table:covered-table-cell table:style-name="ce42"/>
          <table:table-cell table:style-name="ce13"/>
          <table:table-cell table:number-columns-repeated="1014"/>
        </table:table-row>
        <table:table-row table:style-name="ro3" table:number-rows-repeated="23">
          <table:table-cell table:number-columns-repeated="3"/>
          <table:table-cell table:style-name="ce24" table:number-columns-repeated="2"/>
          <table:table-cell table:number-columns-repeated="3"/>
          <table:table-cell table:style-name="ce13" table:number-columns-repeated="2"/>
          <table:table-cell table:number-columns-repeated="1014"/>
        </table:table-row>
        <table:table-row table:style-name="ro3" table:number-rows-repeated="405">
          <table:table-cell table:number-columns-repeated="8"/>
          <table:table-cell table:style-name="ce13" table:number-columns-repeated="2"/>
          <table:table-cell table:number-columns-repeated="1014"/>
        </table:table-row>
        <table:table-row table:style-name="ro3" table:number-rows-repeated="10480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page-layout-name="Mpm3" style:display-name="PageStyle_VT 183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test</meta:initial-creator>
    <meta:creation-date>2003-04-03T10:52:39</meta:creation-date>
    <dc:creator>Helpdesk</dc:creator>
    <dc:date>2004-11-10T12:13:39</dc:date>
    <meta:document-statistic meta:object-count="0" meta:cell-count="803" meta:table-count="1"/>
    <meta:generator>ODFPY/1.3.0dev</meta:generator>
  </office:meta>
</office:document-meta>
</file>